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1af" officeooo:paragraph-rsid="001ea1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SA.py</text:p>
      <text:p text:style-name="P1"/>
      <text:p text:style-name="P1">#!/usr/bin/python3</text:p>
      <text:p text:style-name="P1"></text:p>
      <text:p text:style-name="P1">import math</text:p>
      <text:p text:style-name="P1">import time</text:p>
      <text:p text:style-name="P1"></text:p>
      <text:p text:style-name="P1">#p, q, h, x, k, a “real” value H(M1), and a “fake” value H(M2)</text:p>
      <text:p text:style-name="P1"></text:p>
      <text:p text:style-name="P1">def moduloPower(base, power, modulus) :</text:p>
      <text:p text:style-name="P1"><text:tab/>if base == 0 :</text:p>
      <text:p text:style-name="P1"><text:tab/><text:tab/>return 0</text:p>
      <text:p text:style-name="P1"></text:p>
      <text:p text:style-name="P1"><text:tab/>answer = 1</text:p>
      <text:p text:style-name="P1"><text:tab/>for i in range (0, power) :</text:p>
      <text:p text:style-name="P1"><text:tab/><text:tab/>answer = answer * base % modulus</text:p>
      <text:p text:style-name="P1"><text:tab/>return answer</text:p>
      <text:p text:style-name="P1"></text:p>
      <text:p text:style-name="P1">def inverseMod(a, b) :</text:p>
      <text:p text:style-name="P1"></text:p>
      <text:p text:style-name="P1"></text:p>
      <text:p text:style-name="P1"><text:tab/>#base case 1: <text:s/>coprime</text:p>
      <text:p text:style-name="P1"><text:tab/>if a % b == 1 :</text:p>
      <text:p text:style-name="P1"><text:tab/><text:tab/>coeff = (1, a // b * (-1))</text:p>
      <text:p text:style-name="P1"><text:tab/><text:tab/>return coeff</text:p>
      <text:p text:style-name="P1"><text:s text:c="3"/></text:p>
      <text:p text:style-name="P1"><text:s text:c="4"/>#basis case 2: not coprime</text:p>
      <text:p text:style-name="P1"><text:tab/>if a % b == 0 :</text:p>
      <text:p text:style-name="P1"><text:tab/><text:tab/>print("a and b are not coprime, return 0,0")</text:p>
      <text:p text:style-name="P1"><text:tab/><text:tab/>return (0, 0)</text:p>
      <text:p text:style-name="P1"></text:p>
      <text:p text:style-name="P1"><text:s text:c="4"/>#recursive cycles</text:p>
      <text:p text:style-name="P1"><text:tab/>r = a % b </text:p>
      <text:p text:style-name="P1"><text:tab/>q = a // b * (-1)</text:p>
      <text:p text:style-name="P1"></text:p>
      <text:p text:style-name="P1"><text:tab/>coeff = inverseMod(b, r)</text:p>
      <text:p text:style-name="P1"><text:tab/>newR = coeff[1]</text:p>
      <text:p text:style-name="P1"><text:tab/>newQ = coeff[0] + coeff[1] * q</text:p>
      <text:p text:style-name="P1"><text:tab/>return (newR, newQ)</text:p>
      <text:p text:style-name="P1"></text:p>
      <text:p text:style-name="P1"></text:p>
      <text:p text:style-name="P1">#calculate g</text:p>
      <text:p text:style-name="P1">def calcg(p,q,h) :</text:p>
      <text:p text:style-name="P1"><text:tab/>g = moduloPower(h, (p-1)//q, p)</text:p>
      <text:p text:style-name="P1"><text:tab/>print ("g = ", g)</text:p>
      <text:p text:style-name="P1"><text:tab/>return g</text:p>
      <text:p text:style-name="P1"></text:p>
      <text:p text:style-name="P1">#calculate y</text:p>
      <text:p text:style-name="P1"><text:soft-page-break/>def calcy(g,x,p) :</text:p>
      <text:p text:style-name="P1"><text:tab/>y = moduloPower(g,x,p)</text:p>
      <text:p text:style-name="P1"><text:tab/>print("y = ", y)</text:p>
      <text:p text:style-name="P1"><text:tab/>return y</text:p>
      <text:p text:style-name="P1"></text:p>
      <text:p text:style-name="P1">#calculate signature</text:p>
      <text:p text:style-name="P1">def calcsig(g,k,p,q,x,H) :</text:p>
      <text:p text:style-name="P1"><text:tab/>r = moduloPower(g, k, p) % q</text:p>
      <text:p text:style-name="P1"></text:p>
      <text:p text:style-name="P1"><text:tab/>if k == 1 :</text:p>
      <text:p text:style-name="P1"><text:tab/><text:tab/>kinverse = 1</text:p>
      <text:p text:style-name="P1"><text:tab/>else :</text:p>
      <text:p text:style-name="P1"><text:tab/><text:tab/>kinverse = inverseMod(q, k)[1]</text:p>
      <text:p text:style-name="P1"><text:tab/><text:tab/>if kinverse &lt; 0 :</text:p>
      <text:p text:style-name="P1"><text:tab/><text:tab/><text:tab/>kinverse += q</text:p>
      <text:p text:style-name="P1"><text:tab/>s = kinverse * (H + x*r) % q</text:p>
      <text:p text:style-name="P1"><text:tab/>print("(r, s) = (", r,",", s, ")" )</text:p>
      <text:p text:style-name="P1"><text:tab/>return (r, s)</text:p>
      <text:p text:style-name="P1"></text:p>
      <text:p text:style-name="P1"></text:p>
      <text:p text:style-name="P1">#perform signing process</text:p>
      <text:p text:style-name="P1">def sign(p, q, g, x, k, H) :</text:p>
      <text:p text:style-name="P1"><text:tab/>return calcsig(g,k,p,q,x,H)</text:p>
      <text:p text:style-name="P1"></text:p>
      <text:p text:style-name="P1"></text:p>
      <text:p text:style-name="P1">#perform verifying process</text:p>
      <text:p text:style-name="P1">def verify(p,q,g,y,r,s,H) :</text:p>
      <text:p text:style-name="P1"><text:tab/>if s == 1 :</text:p>
      <text:p text:style-name="P1"><text:tab/><text:tab/>w = 1</text:p>
      <text:p text:style-name="P1"><text:tab/>else :</text:p>
      <text:p text:style-name="P1"><text:tab/><text:tab/>w = inverseMod(q, s)[1]</text:p>
      <text:p text:style-name="P1"><text:tab/><text:tab/>if w &lt; 0:</text:p>
      <text:p text:style-name="P1"><text:tab/><text:tab/><text:tab/>w += q</text:p>
      <text:p text:style-name="P1"><text:tab/>u1 = H * w % q </text:p>
      <text:p text:style-name="P1"><text:tab/>u2 = r * w % q</text:p>
      <text:p text:style-name="P1"><text:tab/>v = (moduloPower(g,u1,p) * moduloPower(y,u2,p))%p % q</text:p>
      <text:p text:style-name="P1"><text:tab/>print("w = ", w)</text:p>
      <text:p text:style-name="P1"><text:tab/>print("u1 = ", u1)</text:p>
      <text:p text:style-name="P1"><text:tab/>print("u2 = ", u2)</text:p>
      <text:p text:style-name="P1"><text:tab/>print("v = ", v)</text:p>
      <text:p text:style-name="P1"><text:tab/>if v == r :</text:p>
      <text:p text:style-name="P1"><text:tab/><text:tab/>print("Signature verfied")</text:p>
      <text:p text:style-name="P1"><text:tab/><text:tab/>return True</text:p>
      <text:p text:style-name="P1"><text:tab/>else :</text:p>
      <text:p text:style-name="P1"><text:tab/><text:tab/>print("Signature not verfied, message faked")</text:p>
      <text:p text:style-name="P1"><text:tab/><text:tab/>return False</text:p>
      <text:p text:style-name="P1"></text:p>
      <text:p text:style-name="P1">print("DSA demo:")</text:p>
      <text:p text:style-name="P1"></text:p>
      <text:p text:style-name="P1"><text:soft-page-break/>while True:</text:p>
      <text:p text:style-name="P1"></text:p>
      <text:p text:style-name="P1"><text:tab/>userInput = input("Please input p, q, h, x ,k, H(M1) and H(M2), separeted by space : ")</text:p>
      <text:p text:style-name="P1"><text:tab/>p = int(userInput.split(" ") [0])</text:p>
      <text:p text:style-name="P1"><text:tab/>q = int(userInput.split(" ") [1])</text:p>
      <text:p text:style-name="P1"><text:tab/>h = int(userInput.split(" ") [2])</text:p>
      <text:p text:style-name="P1"><text:tab/>x = int(userInput.split(" ") [3])</text:p>
      <text:p text:style-name="P1"><text:tab/>k = int(userInput.split(" ") [4])</text:p>
      <text:p text:style-name="P1"><text:tab/>H1 = int(userInput.split(" ") [5])</text:p>
      <text:p text:style-name="P1"><text:tab/>H2 = int(userInput.split(" ") [6])</text:p>
      <text:p text:style-name="P1"></text:p>
      <text:p text:style-name="P1"><text:tab/>print("Sign message H1 :")</text:p>
      <text:p text:style-name="P1"><text:tab/>g = calcg(p, q, h)</text:p>
      <text:p text:style-name="P1"></text:p>
      <text:p text:style-name="P1"><text:tab/>y = calcy(g, x, p)</text:p>
      <text:p text:style-name="P1"><text:tab/>(r, s) = sign(p, q, g, x, k, H1)</text:p>
      <text:p text:style-name="P1"></text:p>
      <text:p text:style-name="P1"></text:p>
      <text:p text:style-name="P1"><text:s text:c="4"/># s cannot be zero, otherwise, verification cause zero division failure</text:p>
      <text:p text:style-name="P1"><text:tab/>if s == 0 :</text:p>
      <text:p text:style-name="P1"><text:tab/><text:tab/>print("Please choose a different k to make s nonzero")</text:p>
      <text:p text:style-name="P1"><text:tab/><text:tab/>continue</text:p>
      <text:p text:style-name="P1"></text:p>
      <text:p text:style-name="P1"><text:tab/>print("\nNow verify signature of H1")</text:p>
      <text:p text:style-name="P1"><text:tab/>verify(p,q,g,y,r,s,H1)</text:p>
      <text:p text:style-name="P1"></text:p>
      <text:p text:style-name="P1"><text:tab/>print("\nNow verify signature of H2")</text:p>
      <text:p text:style-name="P1"><text:tab/>verify(p,q,g,y,r,s,H2)</text:p>
      <text:p text:style-name="P1"><text:tab/></text:p>
      <text:p text:style-name="P1"><text:tab/>quit = input("Do you want to quit ? y for quit, all other keys for continue : <text:s/>")</text:p>
      <text:p text:style-name="P1"><text:tab/>if (quit == "Y" or quit == "y") : </text:p>
      <text:p text:style-name="P1"><text:tab/><text:tab/>break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</text:p>
      <text:p text:style-name="P1"/>
      <text:p text:style-name="P1">yi@yi-Inspiron-5437:~/codes/python/crypto$ ./DSA.py</text:p>
      <text:p text:style-name="P1">DSA demo:</text:p>
      <text:p text:style-name="P1">Please input p, q, h, x ,k, H(M1) and H(M2), separeted by space : 7 3 3 2 1 3 4</text:p>
      <text:p text:style-name="P1">Sign message H1 :</text:p>
      <text:p text:style-name="P1">g = <text:s/>2</text:p>
      <text:p text:style-name="P1">y = <text:s/>4</text:p>
      <text:p text:style-name="P1">(r, s) = ( 2 , 1 )</text:p>
      <text:p text:style-name="P1"></text:p>
      <text:p text:style-name="P1">Now verify signature of H1</text:p>
      <text:p text:style-name="P1">w = <text:s/>1</text:p>
      <text:p text:style-name="P1">u1 = <text:s/>0</text:p>
      <text:p text:style-name="P1">u2 = <text:s/>2</text:p>
      <text:p text:style-name="P1">v = <text:s/>2</text:p>
      <text:p text:style-name="P1">Signature verfied</text:p>
      <text:p text:style-name="P1"></text:p>
      <text:p text:style-name="P1">Now verify signature of H2</text:p>
      <text:p text:style-name="P1">w = <text:s/>1</text:p>
      <text:p text:style-name="P1">u1 = <text:s/>1</text:p>
      <text:p text:style-name="P1">u2 = <text:s/>2</text:p>
      <text:p text:style-name="P1">v = <text:s/>1</text:p>
      <text:p text:style-name="P1">Signature not verfied, message faked</text:p>
      <text:p text:style-name="P1">Do you want to quit ? y for quit, all other keys for continue : <text:s/></text:p>
      <text:p text:style-name="P1">Please input p, q, h, x ,k, H(M1) and H(M2), separeted by space : 103 17 13 10 8 4 7</text:p>
      <text:p text:style-name="P1">Sign message H1 :</text:p>
      <text:p text:style-name="P1">g = <text:s/>23</text:p>
      <text:p text:style-name="P1">y = <text:s/>61</text:p>
      <text:p text:style-name="P1">(r, s) = ( 15 , 15 )</text:p>
      <text:p text:style-name="P1"></text:p>
      <text:p text:style-name="P1">Now verify signature of H1</text:p>
      <text:p text:style-name="P1">w = <text:s/>8</text:p>
      <text:p text:style-name="P1">u1 = <text:s/>15</text:p>
      <text:p text:style-name="P1">u2 = <text:s/>1</text:p>
      <text:p text:style-name="P1">v = <text:s/>15</text:p>
      <text:p text:style-name="P1">Signature verfied</text:p>
      <text:p text:style-name="P1"></text:p>
      <text:p text:style-name="P1">Now verify signature of H2</text:p>
      <text:p text:style-name="P1">w = <text:s/>8</text:p>
      <text:p text:style-name="P1">u1 = <text:s/>5</text:p>
      <text:p text:style-name="P1">u2 = <text:s/>1</text:p>
      <text:p text:style-name="P1">v = <text:s/>13</text:p>
      <text:p text:style-name="P1">Signature not verfied, message faked</text:p>
      <text:p text:style-name="P1">Do you want to quit ? y for quit, all other keys for continue : <text:s/></text:p>
      <text:p text:style-name="P1">Please input p, q, h, x ,k, H(M1) and H(M2), separeted by space : 99981601 41659 953 82 15 22 89</text:p>
      <text:p text:style-name="P1">Sign message H1 :</text:p>
      <text:p text:style-name="P1">g = <text:s/>77949299</text:p>
      <text:p text:style-name="P1">y = <text:s/>89355989</text:p>
      <text:p text:style-name="P1">(r, s) = ( 20451 , 25705 )</text:p>
      <text:p text:style-name="P1"><text:soft-page-break/></text:p>
      <text:p text:style-name="P1">Now verify signature of H1</text:p>
      <text:p text:style-name="P1">w = <text:s/>32982</text:p>
      <text:p text:style-name="P1">u1 = <text:s/>17401</text:p>
      <text:p text:style-name="P1">u2 = <text:s/>14013</text:p>
      <text:p text:style-name="P1">v = <text:s/>20451</text:p>
      <text:p text:style-name="P1">Signature verfied</text:p>
      <text:p text:style-name="P1"></text:p>
      <text:p text:style-name="P1">Now verify signature of H2</text:p>
      <text:p text:style-name="P1">w = <text:s/>32982</text:p>
      <text:p text:style-name="P1">u1 = <text:s/>19268</text:p>
      <text:p text:style-name="P1">u2 = <text:s/>14013</text:p>
      <text:p text:style-name="P1">v = <text:s/>30109</text:p>
      <text:p text:style-name="P1">Signature not verfied, message faked</text:p>
      <text:p text:style-name="P1">Do you want to quit ? y for quit, all other keys for continue : <text:s/>y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6:50:34.513172702</meta:creation-date>
    <dc:date>2016-04-11T16:52:03.014931777</dc:date>
    <meta:editing-duration>P0D</meta:editing-duration>
    <meta:editing-cycles>1</meta:editing-cycles>
    <meta:document-statistic meta:table-count="0" meta:image-count="0" meta:object-count="0" meta:page-count="5" meta:paragraph-count="191" meta:word-count="746" meta:character-count="3757" meta:non-whitespace-character-count="2822"/>
    <meta:generator>LibreOffice/4.2.8.2$Linux_X86_64 LibreOffice_project/420m0$Build-2</meta:generator>
  </office:meta>
</office:document-meta>
</file>